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5.24cm" fo:margin-left="-0.191cm" fo:margin-top="0cm" fo:margin-bottom="0cm" table:align="left" style:writing-mode="page"/>
    </style:style>
    <style:style style:name="Table1.A" style:family="table-column">
      <style:table-column-properties style:column-width="7.62cm"/>
    </style:style>
    <style:style style:name="Table1.B" style:family="table-column">
      <style:table-column-properties style:column-width="7.61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5.24cm" fo:margin-left="-0.191cm" fo:margin-top="0cm" fo:margin-bottom="0cm" table:align="left" style:writing-mode="page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61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gramació Didàctica - Mòdul: Gestió de Bases de Dades (ASIX - 1r curs)</text:p>
      <text:h text:style-name="Heading_20_1" text:outline-level="1">1. Dades generals</text:h>
      <text:p text:style-name="Standard"><text:line-break/>Cicle Formatiu: Administració de Sistemes Informàtics en Xarxa (ASIX)<text:line-break/>Nivell: Grau Superior<text:line-break/>Curs: 1r<text:line-break/>Mòdul professional: Gestió de Bases de Dades<text:line-break/>Durada total: 192 hores (6 hores setmanals)<text:line-break/>Normativa de referència: Reial Decret 114/2025 i Orde 8/2025 (DOGV)<text:line-break/></text:p>
      <text:h text:style-name="Heading_20_1" text:outline-level="1">2. Objectius generals del mòdul</text:h>
      <text:p text:style-name="Standard"><text:line-break/>- Comprendre els fonaments de les bases de dades i el paper dels SGBD en els sistemes informàtics.<text:line-break/>- Saber dissenyar i implementar esquemes de bases de dades correctament normalitzades.<text:line-break/>- Manipular informació utilitzant llenguatge SQL (MySQL) per a consultes i actualitzacions.<text:line-break/>- Treballar amb entorns gràfics de disseny i administració (MySQL Workbench).<text:line-break/>- Introduir-se en les bases de dades no relacionals amb MongoDB, comprenent els seus usos i diferències amb el model relacional.<text:line-break/>- Assegurar la integritat i la seguretat de la informació emmagatzemada.<text:line-break/>- Aprendre tècniques bàsiques de còpia de seguretat i restauració de dades.<text:line-break/></text:p>
      <text:h text:style-name="Heading_20_1" text:outline-level="1">3. Resultats d’aprenentatge i criteris d’avaluació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Resultats d’aprenentatge (RA)</text:p>
          </table:table-cell>
          <table:table-cell table:style-name="Table1.A1" office:value-type="string">
            <text:p text:style-name="Standard">Criteris d’avaluació</text:p>
          </table:table-cell>
        </table:table-row>
        <table:table-row table:style-name="Table1.1">
          <table:table-cell table:style-name="Table1.A1" office:value-type="string">
            <text:p text:style-name="Standard">RA1: Reconèixer els elements de les bases de dades i els SGBD</text:p>
          </table:table-cell>
          <table:table-cell table:style-name="Table1.A1" office:value-type="string">
            <text:p text:style-name="Standard">Descriure sistemes d’emmagatzematge i funcions.<text:line-break/>Identificar tipus de BD per model i ubicació.<text:line-break/>Reconèixer la utilitat d’un SGBD.<text:line-break/>Diferenciar SGBD relacionals (MySQL) i no relacionals (MongoDB).</text:p>
          </table:table-cell>
        </table:table-row>
        <table:table-row table:style-name="Table1.1">
          <table:table-cell table:style-name="Table1.A1" office:value-type="string">
            <text:p text:style-name="Standard">RA2: Dissenyar models lògics normalitzats a partir de diagrames ER</text:p>
          </table:table-cell>
          <table:table-cell table:style-name="Table1.A1" office:value-type="string">
            <text:p text:style-name="Standard">Interpretar simbologia ER.<text:line-break/>Utilitzar eines de modelatge gràfic (MySQL Workbench).<text:line-break/><text:soft-page-break/>Definir taules, camps i relacions.<text:line-break/>Aplicar claus primàries, externes i regles de normalització.</text:p>
          </table:table-cell>
        </table:table-row>
        <table:table-row table:style-name="Table1.1">
          <table:table-cell table:style-name="Table1.A1" office:value-type="string">
            <text:p text:style-name="Standard">RA3: Dissenyar el model físic en un SGBD</text:p>
          </table:table-cell>
          <table:table-cell table:style-name="Table1.A1" office:value-type="string">
            <text:p text:style-name="Standard">Crear taules en MySQL amb tipus de dades adequats.<text:line-break/>Aplicar restriccions i integritat referencial.<text:line-break/>Documentar el disseny físic amb Workbench.</text:p>
          </table:table-cell>
        </table:table-row>
        <table:table-row table:style-name="Table1.1">
          <table:table-cell table:style-name="Table1.A1" office:value-type="string">
            <text:p text:style-name="Standard">RA4: Consultar informació amb SQL i assistents</text:p>
          </table:table-cell>
          <table:table-cell table:style-name="Table1.A1" office:value-type="string">
            <text:p text:style-name="Standard">Construir consultes simples i complexes amb SELECT.<text:line-break/>Utilitzar agrupacions, funcions i subconsultes.<text:line-break/>Executar consultes amb JOIN i condicions compostes.<text:line-break/>Fer consultes gràfiques amb Workbench.</text:p>
          </table:table-cell>
        </table:table-row>
        <table:table-row table:style-name="Table1.1">
          <table:table-cell table:style-name="Table1.A1" office:value-type="string">
            <text:p text:style-name="Standard">RA5: Modificar informació emmagatzemada</text:p>
          </table:table-cell>
          <table:table-cell table:style-name="Table1.A1" office:value-type="string">
            <text:p text:style-name="Standard">Insertar, actualitzar i eliminar registres amb SQL.<text:line-break/>Aplicar transaccions i control de concurrència.<text:line-break/>Importar i exportar dades des de MySQL Workbench.</text:p>
          </table:table-cell>
        </table:table-row>
        <table:table-row table:style-name="Table1.1">
          <table:table-cell table:style-name="Table1.A1" office:value-type="string">
            <text:p text:style-name="Standard">RA6: Assegurar i mantindre la informació</text:p>
          </table:table-cell>
          <table:table-cell table:style-name="Table1.A1" office:value-type="string">
            <text:p text:style-name="Standard">Fer còpies de seguretat i restauracions en MySQL.<text:line-break/>Utilitzar eines natives per a gestió d’usuaris i permisos.<text:line-break/>Migrar informació entre SGBD.</text:p>
          </table:table-cell>
        </table:table-row>
        <table:table-row table:style-name="Table1.1">
          <table:table-cell table:style-name="Table1.A1" office:value-type="string">
            <text:p text:style-name="Standard">RA7: Introducció a les bases de dades no relacionals (MongoDB)</text:p>
          </table:table-cell>
          <table:table-cell table:style-name="Table1.A1" office:value-type="string">
            <text:p text:style-name="Standard">Instal·lar i configurar MongoDB.<text:line-break/>Crear col·leccions i documents en MongoDB.<text:line-break/>Realitzar consultes bàsiques amb la sintaxi MongoDB.<text:line-break/>Comparar consultes SQL i MongoDB (equivalències).<text:line-break/>Aplicar esquemes flexibles per a dades no estructurades.</text:p>
          </table:table-cell>
        </table:table-row>
      </table:table>
      <text:h text:style-name="Heading_20_1" text:outline-level="1">4. Ponderació dels resultats d’aprenentatge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Resultat d’aprenentatge</text:p>
          </table:table-cell>
          <table:table-cell table:style-name="Table2.A1" office:value-type="string">
            <text:p text:style-name="Standard">Pes (%)</text:p>
          </table:table-cell>
        </table:table-row>
        <table:table-row table:style-name="Table2.1">
          <table:table-cell table:style-name="Table2.A1" office:value-type="string">
            <text:p text:style-name="Standard">RA1</text:p>
          </table:table-cell>
          <table:table-cell table:style-name="Table2.A1" office:value-type="string">
            <text:p text:style-name="Standard">10%</text:p>
          </table:table-cell>
        </table:table-row>
        <table:table-row table:style-name="Table2.1">
          <table:table-cell table:style-name="Table2.A1" office:value-type="string">
            <text:p text:style-name="Standard">RA2</text:p>
          </table:table-cell>
          <table:table-cell table:style-name="Table2.A1" office:value-type="string">
            <text:p text:style-name="Standard">15%<text:soft-page-break/></text:p>
          </table:table-cell>
        </table:table-row>
        <table:table-row table:style-name="Table2.1">
          <table:table-cell table:style-name="Table2.A1" office:value-type="string">
            <text:p text:style-name="Standard">RA3</text:p>
          </table:table-cell>
          <table:table-cell table:style-name="Table2.A1" office:value-type="string">
            <text:p text:style-name="Standard">15%</text:p>
          </table:table-cell>
        </table:table-row>
        <table:table-row table:style-name="Table2.1">
          <table:table-cell table:style-name="Table2.A1" office:value-type="string">
            <text:p text:style-name="Standard">RA4</text:p>
          </table:table-cell>
          <table:table-cell table:style-name="Table2.A1" office:value-type="string">
            <text:p text:style-name="Standard">20%</text:p>
          </table:table-cell>
        </table:table-row>
        <table:table-row table:style-name="Table2.1">
          <table:table-cell table:style-name="Table2.A1" office:value-type="string">
            <text:p text:style-name="Standard">RA5</text:p>
          </table:table-cell>
          <table:table-cell table:style-name="Table2.A1" office:value-type="string">
            <text:p text:style-name="Standard">15%</text:p>
          </table:table-cell>
        </table:table-row>
        <table:table-row table:style-name="Table2.1">
          <table:table-cell table:style-name="Table2.A1" office:value-type="string">
            <text:p text:style-name="Standard">RA6</text:p>
          </table:table-cell>
          <table:table-cell table:style-name="Table2.A1" office:value-type="string">
            <text:p text:style-name="Standard">10%</text:p>
          </table:table-cell>
        </table:table-row>
        <table:table-row table:style-name="Table2.1">
          <table:table-cell table:style-name="Table2.A1" office:value-type="string">
            <text:p text:style-name="Standard">RA7</text:p>
          </table:table-cell>
          <table:table-cell table:style-name="Table2.A1" office:value-type="string">
            <text:p text:style-name="Standard">15%</text:p>
          </table:table-cell>
        </table:table-row>
      </table:table>
      <text:h text:style-name="Heading_20_1" text:outline-level="1">5. Continguts detallats</text:h>
      <text:p text:style-name="Standard"><text:line-break/>- Fonaments de bases de dades i models de dades.<text:line-break/>- Introducció a MySQL i al llenguatge SQL.<text:line-break/>- Modelatge amb MySQL Workbench: creació de diagrames ER i pas a model físic.<text:line-break/>- Creació i administració de taules i relacions en MySQL.<text:line-break/>- Consultes SQL (SELECT, WHERE, GROUP BY, HAVING, JOIN, subconsultes).<text:line-break/>- Manipulació de dades (INSERT, UPDATE, DELETE).<text:line-break/>- Gestió d’usuaris i permisos en MySQL.<text:line-break/>- Còpies de seguretat i restauració de bases de dades.<text:line-break/>- Introducció a les bases de dades NoSQL: concepte i característiques.<text:line-break/>- MongoDB: instal·lació i configuració bàsica.<text:line-break/>- Creació de col·leccions i documents.<text:line-break/>- Consultes bàsiques en MongoDB (find, sort, limit, projeccions).<text:line-break/>- Comparativa SQL vs MongoDB.<text:line-break/></text:p>
      <text:h text:style-name="Heading_20_1" text:outline-level="1">6. Situacions d’aprenentatge (SAs)</text:h>
      <text:p text:style-name="Standard">Es presenten exemples de SAs contextualitzades per a aplicar els coneixements.</text:p>
      <text:p text:style-name="Standard"><text:span text:style-name="T1">SA1 - Gestió d’una biblioteca digital:</text:span><text:line-break/> Els alumnes hauran de dissenyar un model lògic i físic en MySQL per gestionar llibres, autors i préstecs.<text:line-break/> Hauran de crear diagrames ER, implementar-los amb Workbench i fer consultes SQL per a extraure informació útil.<text:line-break/></text:p>
      <text:p text:style-name="Standard"><text:span text:style-name="T1">SA2 - Aplicació de reserves d’hotels:</text:span><text:line-break/> Desenvolupament d’una base de dades relacional per a la gestió de reserves, habitacions i clients.<text:line-break/> Inclou pràctiques de disseny, creació de taules, gestió d’usuaris i permisos.<text:line-break/></text:p>
      <text:p text:style-name="Standard"><text:soft-page-break/><text:span text:style-name="T1">SA3 - Xarxa social amb MongoDB:</text:span><text:line-break/> S’introdueix l’ús de MongoDB per gestionar perfils d’usuaris, publicacions i comentaris amb col·leccions i documents.<text:line-break/> Comparació de consultes equivalents en SQL i MongoDB.<text:line-break/></text:p>
      <text:h text:style-name="Heading_20_1" text:outline-level="1">7. Metodologia i estratègies didàctiques</text:h>
      <text:p text:style-name="Standard"><text:line-break/>- Classes teòriques per introduir conceptes bàsics.<text:line-break/>- Pràctiques guiades amb MySQL i MySQL Workbench.<text:line-break/>- Exercicis d’aplicació pràctica en consultes i dissenys de bases de dades.<text:line-break/>- Casos pràctics reals per desenvolupar projectes en grup.<text:line-break/>- Introducció pràctica a MongoDB amb comparació directa a MySQL.<text:line-break/></text:p>
      <text:h text:style-name="Heading_20_1" text:outline-level="1">8. Instruments d’avaluació</text:h>
      <text:p text:style-name="Standard"><text:line-break/>- Proves escrites teòric-pràctiques (exàmens parcials i final).<text:line-break/>- Activitats pràctiques en MySQL i MongoDB.<text:line-break/>- Lliurament de projectes individuals i en grup.<text:line-break/>- Observació contínua de la participació i actitud a classe.<text:line-break/></text:p>
      <text:h text:style-name="Heading_20_1" text:outline-level="1">9. Criteris de qualificació</text:h>
      <text:p text:style-name="Standard"><text:line-break/>- Nota final obtinguda mitjançant ponderació dels RA.<text:line-break/>- Cal obtindre almenys un 5 sobre 10 en les proves escrites.<text:line-break/>- Les pràctiques en MySQL i MongoDB són obligatòries per aprovar.<text:line-break/>- Es contemplen proves de recuperació per als RA no assolits.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4.2.7.2$Linux_X86_64 LibreOffice_project/420$Build-2</meta:generator>
    <meta:document-statistic meta:table-count="2" meta:image-count="0" meta:object-count="0" meta:page-count="4" meta:paragraph-count="52" meta:word-count="779" meta:character-count="5176" meta:non-whitespace-character-count="4428"/>
    <meta:user-defined meta:name="AppVersion">14.0000</meta:user-defined>
    <meta:template xlink:type="simple" xlink:actuate="onRequest" xlink:title="Normal.dotm" xlink:href=""/>
  </office:meta>
</office:document-meta>
</file>